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min-height="1.025cm" fo:min-width="2.329cm"/>
    </style:style>
    <style:style style:name="gr2" style:family="graphic" style:parent-style-name="standard">
      <style:graphic-properties draw:fill="none" draw:textarea-horizontal-align="justify" draw:textarea-vertical-align="middle" draw:auto-grow-height="false" fo:min-height="0.654cm" fo:min-width="6.005cm"/>
    </style:style>
    <style:style style:name="gr3" style:family="graphic" style:parent-style-name="standard">
      <style:graphic-properties draw:fill="none" draw:textarea-horizontal-align="justify" draw:textarea-vertical-align="middle" draw:auto-grow-height="false" fo:min-height="0.293cm" fo:min-width="4.242cm"/>
    </style:style>
    <style:style style:name="gr4" style:family="graphic" style:parent-style-name="standard">
      <style:graphic-properties draw:fill="none" draw:textarea-horizontal-align="justify" draw:textarea-vertical-align="middle" draw:auto-grow-height="false" fo:min-height="0.654cm" fo:min-width="3.905cm"/>
    </style:style>
    <style:style style:name="gr5" style:family="graphic" style:parent-style-name="standard">
      <style:graphic-properties draw:fill="none" draw:textarea-horizontal-align="justify" draw:textarea-vertical-align="middle" draw:auto-grow-height="false" fo:min-height="0.744cm" fo:min-width="5.995cm"/>
    </style:style>
    <style:style style:name="gr6" style:family="graphic" style:parent-style-name="standard">
      <style:graphic-properties draw:fill="none" draw:textarea-horizontal-align="justify" draw:textarea-vertical-align="middle" draw:auto-grow-height="false" fo:min-height="0.654cm" fo:min-width="7.405cm"/>
    </style:style>
    <style:style style:name="gr7" style:family="graphic" style:parent-style-name="standard">
      <style:graphic-properties draw:fill="none" draw:textarea-horizontal-align="justify" draw:textarea-vertical-align="middle" draw:auto-grow-height="false" fo:min-height="0.654cm" fo:min-width="6.604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fill="none" draw:textarea-horizontal-align="justify" draw:textarea-vertical-align="middle" draw:auto-grow-height="false" fo:min-height="0.654cm" fo:min-width="2.604cm"/>
    </style:style>
    <style:style style:name="gr10" style:family="graphic" style:parent-style-name="standard">
      <style:graphic-properties draw:fill="none" draw:textarea-horizontal-align="justify" draw:textarea-vertical-align="middle" draw:auto-grow-height="false" fo:min-height="0.473cm" fo:min-width="4.722cm"/>
    </style:style>
    <style:style style:name="gr11" style:family="graphic" style:parent-style-name="standard">
      <style:graphic-properties draw:fill="none" draw:textarea-horizontal-align="justify" draw:textarea-vertical-align="middle" draw:auto-grow-height="false" fo:min-height="0.654cm" fo:min-width="4.005cm"/>
    </style:style>
    <style:style style:name="gr12" style:family="graphic" style:parent-style-name="standard">
      <style:graphic-properties draw:fill="none" draw:textarea-horizontal-align="justify" draw:textarea-vertical-align="middle" draw:auto-grow-height="false" fo:min-height="0.317cm" fo:min-width="1.128cm"/>
    </style:style>
    <style:style style:name="gr13" style:family="graphic" style:parent-style-name="objectwithoutfill">
      <style:graphic-properties draw:marker-end="Arrow" draw:marker-end-width="0.3cm" draw:fill="none" draw:textarea-vertical-align="middle"/>
    </style:style>
    <style:style style:name="gr14" style:family="graphic" style:parent-style-name="standard">
      <style:graphic-properties draw:fill="none" draw:textarea-horizontal-align="justify" draw:textarea-vertical-align="middle" draw:auto-grow-height="false" fo:min-height="0.473cm" fo:min-width="3.023cm"/>
    </style:style>
    <style:style style:name="gr15" style:family="graphic" style:parent-style-name="standard">
      <style:graphic-properties draw:fill="none" draw:textarea-horizontal-align="justify" draw:textarea-vertical-align="middle" draw:auto-grow-height="false" fo:min-height="0.654cm" fo:min-width="5.704cm"/>
    </style:style>
    <style:style style:name="gr16" style:family="graphic" style:parent-style-name="standard">
      <style:graphic-properties draw:fill="none" draw:textarea-horizontal-align="justify" draw:textarea-vertical-align="middle" draw:auto-grow-height="false" fo:min-height="0.654cm" fo:min-width="4.905cm"/>
    </style:style>
    <style:style style:name="gr17" style:family="graphic" style:parent-style-name="standard">
      <style:graphic-properties draw:fill="none" draw:textarea-horizontal-align="justify" draw:textarea-vertical-align="middle" draw:auto-grow-height="false" fo:min-height="0.317cm" fo:min-width="1.834cm"/>
    </style:style>
    <style:style style:name="gr18" style:family="graphic" style:parent-style-name="standard">
      <style:graphic-properties draw:textarea-horizontal-align="justify" draw:textarea-vertical-align="middle" draw:auto-grow-height="false" fo:min-height="2.351cm" fo:min-width="5.601cm"/>
    </style:style>
    <style:style style:name="gr19" style:family="graphic" style:parent-style-name="standard">
      <style:graphic-properties draw:textarea-horizontal-align="justify" draw:textarea-vertical-align="middle" draw:auto-grow-height="false" fo:min-height="0.651cm" fo:min-width="1.3cm"/>
    </style:style>
    <style:style style:name="gr20" style:family="graphic" style:parent-style-name="standard">
      <style:graphic-properties draw:textarea-horizontal-align="justify" draw:textarea-vertical-align="middle" draw:auto-grow-height="false" fo:min-height="0.651cm" fo:min-width="3.501cm"/>
    </style:style>
    <style:style style:name="gr21" style:family="graphic" style:parent-style-name="standard">
      <style:graphic-properties draw:textarea-vertical-align="middle"/>
    </style:style>
    <style:style style:name="gr22" style:family="graphic" style:parent-style-name="standard">
      <style:graphic-properties draw:textarea-horizontal-align="justify" draw:textarea-vertical-align="middle" draw:auto-grow-height="false" fo:min-height="0.451cm" fo:min-width="7.3cm"/>
    </style:style>
    <style:style style:name="gr23" style:family="graphic" style:parent-style-name="standard">
      <style:graphic-properties draw:marker-start="Arrow" draw:marker-end="" draw:textarea-vertical-align="middle"/>
    </style:style>
    <style:style style:name="gr24" style:family="graphic" style:parent-style-name="standard">
      <style:graphic-properties draw:textarea-horizontal-align="justify" draw:textarea-vertical-align="middle" draw:auto-grow-height="false" fo:min-height="6.65cm" fo:min-width="9.6cm"/>
    </style:style>
    <style:style style:name="gr25" style:family="graphic" style:parent-style-name="standard">
      <style:graphic-properties draw:textarea-horizontal-align="justify" draw:textarea-vertical-align="middle" draw:auto-grow-height="false" fo:min-height="3.75cm" fo:min-width="9.6cm"/>
    </style:style>
    <style:style style:name="gr26" style:family="graphic" style:parent-style-name="standard">
      <style:graphic-properties draw:fill="none" draw:textarea-horizontal-align="justify" draw:textarea-vertical-align="middle" draw:auto-grow-height="false" fo:min-height="1.014cm" fo:min-width="3.564cm"/>
    </style:style>
    <style:style style:name="gr27" style:family="graphic" style:parent-style-name="objectwithoutfill">
      <style:graphic-properties svg:stroke-color="#000000" draw:marker-end="" draw:marker-end-width="0.3cm" draw:fill="none" draw:textarea-vertical-align="middle"/>
    </style:style>
    <style:style style:name="gr28" style:family="graphic" style:parent-style-name="standard">
      <style:graphic-properties draw:fill="none" draw:textarea-horizontal-align="justify" draw:textarea-vertical-align="middle" draw:auto-grow-height="false" fo:min-height="0.654cm" fo:min-width="3.604cm"/>
    </style:style>
    <style:style style:name="gr29" style:family="graphic" style:parent-style-name="objectwithoutfill">
      <style:graphic-properties svg:stroke-color="#000000" draw:marker-start="" draw:marker-end="" draw:marker-end-width="0.3cm" draw:fill="none" draw:textarea-vertical-align="middle"/>
    </style:style>
    <style:style style:name="gr30" style:family="graphic" style:parent-style-name="standard">
      <style:graphic-properties draw:stroke="none" svg:stroke-color="#000000" draw:fill="none" draw:fill-color="#ffffff" fo:min-height="1.75cm"/>
    </style:style>
    <style:style style:name="gr31" style:family="graphic" style:parent-style-name="standard">
      <style:graphic-properties draw:fill="none" draw:textarea-horizontal-align="justify" draw:textarea-vertical-align="middle" draw:auto-grow-height="false" fo:min-height="1.104cm" fo:min-width="3.355cm"/>
    </style:style>
    <style:style style:name="gr32" style:family="graphic" style:parent-style-name="standard">
      <style:graphic-properties draw:fill="none" draw:textarea-horizontal-align="justify" draw:textarea-vertical-align="middle" draw:auto-grow-height="false" fo:min-height="1.104cm" fo:min-width="3.554cm"/>
    </style:style>
    <style:style style:name="gr33" style:family="graphic" style:parent-style-name="standard">
      <style:graphic-properties draw:fill="none" draw:textarea-horizontal-align="justify" draw:textarea-vertical-align="middle" draw:auto-grow-height="false" fo:min-height="0.654cm" fo:min-width="4.361cm"/>
    </style:style>
    <style:style style:name="gr34" style:family="graphic" style:parent-style-name="standard">
      <style:graphic-properties svg:stroke-width="0.2cm" svg:stroke-color="#3465a4" draw:marker-start-width="0.8cm" draw:marker-end-width="0.8cm" draw:textarea-vertical-align="middle" fo:padding-top="0.225cm" fo:padding-bottom="0.225cm" fo:padding-left="0.35cm" fo:padding-right="0.35cm"/>
    </style:style>
    <style:style style:name="gr35" style:family="graphic" style:parent-style-name="standard">
      <style:graphic-properties draw:fill="none" draw:textarea-horizontal-align="justify" draw:textarea-vertical-align="middle" draw:auto-grow-height="false" fo:min-height="0.654cm" fo:min-width="4.654cm"/>
    </style:style>
    <style:style style:name="gr36" style:family="graphic" style:parent-style-name="objectwithoutfill">
      <style:graphic-properties svg:stroke-color="#000000" draw:marker-start="" draw:marker-end="" draw:marker-end-width="0.3cm" draw:fill="none" draw:textarea-vertical-align="middle"/>
    </style:style>
    <style:style style:name="gr37" style:family="graphic" style:parent-style-name="standard">
      <style:graphic-properties draw:fill="none" draw:textarea-horizontal-align="justify" draw:textarea-vertical-align="middle" draw:auto-grow-height="false" fo:min-height="0.654cm" fo:min-width="5.405cm"/>
    </style:style>
    <style:style style:name="gr38" style:family="graphic" style:parent-style-name="standard">
      <style:graphic-properties draw:fill="none" draw:textarea-horizontal-align="justify" draw:textarea-vertical-align="middle" draw:auto-grow-height="false" fo:min-height="0.654cm" fo:min-width="6.304cm"/>
    </style:style>
    <style:style style:name="gr39" style:family="graphic" style:parent-style-name="standard">
      <style:graphic-properties draw:fill="none" draw:textarea-horizontal-align="justify" draw:textarea-vertical-align="middle" draw:auto-grow-height="false" fo:min-height="0.654cm" fo:min-width="8.874cm"/>
    </style:style>
    <style:style style:name="gr40" style:family="graphic" style:parent-style-name="standard">
      <style:graphic-properties draw:fill="none" draw:textarea-horizontal-align="justify" draw:textarea-vertical-align="middle" draw:auto-grow-height="false" fo:min-height="0.654cm" fo:min-width="5.204cm"/>
    </style:style>
    <style:style style:name="gr41" style:family="graphic" style:parent-style-name="objectwithoutfill">
      <style:graphic-properties svg:stroke-width="0.1cm" svg:stroke-color="#caca00" draw:marker-start="" draw:marker-start-width="0.5cm" draw:marker-end="" draw:marker-end-width="0.6cm" draw:fill="none" draw:textarea-vertical-align="middle" fo:padding-top="0.175cm" fo:padding-bottom="0.175cm" fo:padding-left="0.3cm" fo:padding-right="0.3cm"/>
    </style:style>
    <style:style style:name="gr42" style:family="graphic" style:parent-style-name="objectwithoutfill">
      <style:graphic-properties svg:stroke-color="#ff4000" draw:marker-start="" draw:marker-end="" draw:marker-end-width="0.3cm" draw:fill="none" draw:textarea-vertical-align="middle"/>
    </style:style>
    <style:style style:name="gr43" style:family="graphic" style:parent-style-name="objectwithoutfill">
      <style:graphic-properties svg:stroke-width="0.1cm" svg:stroke-color="#00a933" draw:marker-start="" draw:marker-start-width="0.5cm" draw:marker-end="" draw:marker-end-width="0.6cm" draw:fill="none" draw:textarea-vertical-align="middle" fo:padding-top="0.175cm" fo:padding-bottom="0.175cm" fo:padding-left="0.3cm" fo:padding-right="0.3cm"/>
    </style:style>
    <style:style style:name="gr44" style:family="graphic" style:parent-style-name="standard">
      <style:graphic-properties svg:stroke-width="0.1cm" svg:stroke-color="#caca00" draw:marker-start-width="0.5cm" draw:marker-end-width="0.5cm" draw:textarea-vertical-align="middle" fo:padding-top="0.175cm" fo:padding-bottom="0.175cm" fo:padding-left="0.3cm" fo:padding-right="0.3cm"/>
    </style:style>
    <style:style style:name="gr45" style:family="graphic" style:parent-style-name="standard">
      <style:graphic-properties draw:fill="none" draw:textarea-horizontal-align="justify" draw:textarea-vertical-align="middle" draw:auto-grow-height="false" fo:min-height="0.654cm" fo:min-width="4.836cm"/>
    </style:style>
    <style:style style:name="gr46" style:family="graphic" style:parent-style-name="standard">
      <style:graphic-properties draw:fill="none" draw:textarea-horizontal-align="justify" draw:textarea-vertical-align="middle" draw:auto-grow-height="false" fo:min-height="0.654cm" fo:min-width="5.322cm"/>
    </style:style>
    <style:style style:name="gr47" style:family="graphic" style:parent-style-name="standard">
      <style:graphic-properties draw:fill="none" draw:textarea-horizontal-align="justify" draw:textarea-vertical-align="middle" draw:auto-grow-height="false" fo:min-height="0.654cm" fo:min-width="4.304cm"/>
    </style:style>
    <style:style style:name="gr48" style:family="graphic" style:parent-style-name="standard">
      <style:graphic-properties draw:fill="none" draw:textarea-horizontal-align="justify" draw:textarea-vertical-align="middle" draw:auto-grow-height="false" fo:min-height="0.654cm" fo:min-width="5.005cm"/>
    </style:style>
    <style:style style:name="gr49" style:family="graphic" style:parent-style-name="standard">
      <style:graphic-properties draw:fill="none" draw:textarea-horizontal-align="justify" draw:textarea-vertical-align="middle" draw:auto-grow-height="false" fo:min-height="0.694cm" fo:min-width="4.789cm"/>
    </style:style>
    <style:style style:name="gr50" style:family="graphic" style:parent-style-name="standard">
      <style:graphic-properties svg:stroke-width="0.2cm" svg:stroke-color="#000000" draw:marker-start-width="0.8cm" draw:marker-end-width="0.8cm" draw:textarea-vertical-align="middle" fo:padding-top="0.225cm" fo:padding-bottom="0.225cm" fo:padding-left="0.35cm" fo:padding-right="0.35cm"/>
    </style:style>
    <style:style style:name="gr51" style:family="graphic" style:parent-style-name="standard" style:list-style-name="L1">
      <style:graphic-properties draw:stroke="solid" draw:stroke-dash="Ultrafine_20_2_20_Dots_20_3_20_Dashes" svg:stroke-width="0.159cm" draw:marker-start-width="0.438cm" draw:marker-end-width="0.438cm" draw:fill="none" draw:textarea-horizontal-align="justify" draw:textarea-vertical-align="middle" draw:auto-grow-height="false" fo:min-height="2.299cm" fo:min-width="5.05cm" fo:padding-top="0.204cm" fo:padding-bottom="0.204cm" fo:padding-left="0.329cm" fo:padding-right="0.329cm"/>
    </style:style>
    <style:style style:name="gr52" style:family="graphic" style:parent-style-name="objectwithoutfill">
      <style:graphic-properties svg:stroke-width="0.106cm" svg:stroke-color="#000000" draw:marker-start-width="0.359cm" draw:marker-end="" draw:marker-end-width="0.459cm" draw:fill="none" draw:textarea-vertical-align="middle" fo:padding-top="0.178cm" fo:padding-bottom="0.178cm" fo:padding-left="0.303cm" fo:padding-right="0.303cm"/>
    </style:style>
    <style:style style:name="gr53" style:family="graphic" style:parent-style-name="standard">
      <style:graphic-properties draw:stroke="none" svg:stroke-color="#000000" draw:fill="none" draw:fill-color="#ffffff" fo:min-height="0.945cm"/>
    </style:style>
    <style:style style:name="gr54" style:family="graphic" style:parent-style-name="standard" style:list-style-name="L1">
      <style:graphic-properties draw:stroke="solid" draw:stroke-dash="Ultrafine_20_2_20_Dots_20_3_20_Dashes" svg:stroke-width="0.159cm" draw:marker-start-width="0.438cm" draw:marker-end-width="0.438cm" draw:fill="none" draw:textarea-horizontal-align="justify" draw:textarea-vertical-align="middle" draw:auto-grow-height="false" fo:min-height="2.109cm" fo:min-width="5.07cm" fo:padding-top="0.204cm" fo:padding-bottom="0.204cm" fo:padding-left="0.329cm" fo:padding-right="0.329cm"/>
    </style:style>
    <style:style style:name="gr55" style:family="graphic" style:parent-style-name="objectwithoutfill">
      <style:graphic-properties svg:stroke-width="0.106cm" svg:stroke-color="#000000" draw:marker-start="" draw:marker-start-width="0.359cm" draw:marker-end="" draw:marker-end-width="0.459cm" draw:fill="none" draw:textarea-vertical-align="middle" fo:padding-top="0.178cm" fo:padding-bottom="0.178cm" fo:padding-left="0.303cm" fo:padding-right="0.303cm"/>
    </style:style>
    <style:style style:name="gr56" style:family="graphic" style:parent-style-name="standard" style:list-style-name="L1">
      <style:graphic-properties draw:stroke="solid" draw:stroke-dash="Ultrafine_20_2_20_Dots_20_3_20_Dashes" svg:stroke-width="0.159cm" draw:marker-start-width="0.438cm" draw:marker-end-width="0.438cm" draw:fill="none" draw:textarea-horizontal-align="justify" draw:textarea-vertical-align="middle" draw:auto-grow-height="false" fo:min-height="2.299cm" fo:min-width="5.05cm" fo:padding-top="0.204cm" fo:padding-bottom="0.204cm" fo:padding-left="0.329cm" fo:padding-right="0.329cm"/>
    </style:style>
    <style:style style:name="gr57" style:family="graphic" style:parent-style-name="standard" style:list-style-name="L1">
      <style:graphic-properties draw:stroke="solid" draw:stroke-dash="Ultrafine_20_2_20_Dots_20_3_20_Dashes" svg:stroke-width="0.159cm" draw:marker-start-width="0.438cm" draw:marker-end-width="0.438cm" draw:fill="none" draw:textarea-horizontal-align="justify" draw:textarea-vertical-align="middle" draw:auto-grow-height="false" fo:min-height="2.209cm" fo:min-width="4.96cm" fo:padding-top="0.204cm" fo:padding-bottom="0.204cm" fo:padding-left="0.329cm" fo:padding-right="0.329cm"/>
    </style:style>
    <style:style style:name="gr58" style:family="graphic" style:parent-style-name="standard" style:list-style-name="L1">
      <style:graphic-properties draw:stroke="solid" draw:stroke-dash="Ultrafine_20_2_20_Dots_20_3_20_Dashes" svg:stroke-width="0.159cm" draw:marker-start-width="0.438cm" draw:marker-end-width="0.438cm" draw:fill="none" draw:textarea-horizontal-align="justify" draw:textarea-vertical-align="middle" draw:auto-grow-height="false" fo:min-height="1.677cm" fo:min-width="5.118cm" fo:padding-top="0.204cm" fo:padding-bottom="0.204cm" fo:padding-left="0.329cm" fo:padding-right="0.329cm"/>
    </style:style>
    <style:style style:name="gr59" style:family="graphic" style:parent-style-name="standard" style:list-style-name="L1">
      <style:graphic-properties draw:stroke="solid" draw:stroke-dash="Ultrafine_20_2_20_Dots_20_3_20_Dashes" svg:stroke-width="0.159cm" draw:marker-start-width="0.438cm" draw:marker-end-width="0.438cm" draw:fill="none" draw:textarea-horizontal-align="justify" draw:textarea-vertical-align="middle" draw:auto-grow-height="false" fo:min-height="1.677cm" fo:min-width="5.118cm" fo:padding-top="0.204cm" fo:padding-bottom="0.204cm" fo:padding-left="0.329cm" fo:padding-right="0.329cm"/>
    </style:style>
    <style:style style:name="gr60" style:family="graphic" style:parent-style-name="standard" style:list-style-name="L1">
      <style:graphic-properties draw:stroke="solid" draw:stroke-dash="Ultrafine_20_2_20_Dots_20_3_20_Dashes" svg:stroke-width="0.159cm" draw:marker-start-width="0.438cm" draw:marker-end-width="0.438cm" draw:fill="none" draw:textarea-horizontal-align="justify" draw:textarea-vertical-align="middle" draw:auto-grow-height="false" fo:min-height="1.677cm" fo:min-width="5.118cm" fo:padding-top="0.204cm" fo:padding-bottom="0.204cm" fo:padding-left="0.329cm" fo:padding-right="0.329cm"/>
    </style:style>
    <style:style style:name="gr61" style:family="graphic" style:parent-style-name="standard">
      <style:graphic-properties draw:stroke="solid" draw:stroke-dash="Ultrafine_20_2_20_Dots_20_3_20_Dashes" svg:stroke-width="0.159cm" draw:marker-start-width="0.438cm" draw:marker-end-width="0.438cm" draw:fill="none" draw:textarea-horizontal-align="justify" draw:textarea-vertical-align="middle" draw:auto-grow-height="false" fo:min-height="2.109cm" fo:min-width="5.07cm" fo:padding-top="0.204cm" fo:padding-bottom="0.204cm" fo:padding-left="0.329cm" fo:padding-right="0.329cm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/>
    </style:style>
    <style:style style:name="P1" style:family="paragraph">
      <style:paragraph-properties fo:text-align="center"/>
      <style:text-properties fo:font-size="12pt"/>
    </style:style>
    <style:style style:name="P2" style:family="paragraph">
      <loext:graphic-properties draw:fill="none"/>
      <style:paragraph-properties fo:text-align="center"/>
      <style:text-properties fo:font-size="12pt" style:font-size-asian="12pt" style:font-size-complex="12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/>
      <style:paragraph-properties fo:text-align="center"/>
      <style:text-properties fo:color="#ce181e" fo:font-size="12pt" style:font-size-asian="12pt" style:font-size-complex="12pt"/>
    </style:style>
    <style:style style:name="P5" style:family="paragraph">
      <style:paragraph-properties fo:text-align="center"/>
    </style:style>
    <style:style style:name="P6" style:family="paragraph">
      <loext:graphic-properties draw:fill="none"/>
      <style:paragraph-properties fo:text-align="center"/>
      <style:text-properties fo:font-size="12pt" fo:background-color="#ffffff" style:font-size-asian="12pt" style:font-size-complex="12pt"/>
    </style:style>
    <style:style style:name="P7" style:family="paragraph">
      <style:paragraph-properties fo:text-align="start"/>
      <style:text-properties fo:font-size="14pt"/>
    </style:style>
    <style:style style:name="P8" style:family="paragraph">
      <style:paragraph-properties fo:text-align="center"/>
      <style:text-properties fo:font-size="14pt"/>
    </style:style>
    <style:style style:name="P9" style:family="paragraph">
      <style:paragraph-properties fo:text-align="start"/>
      <style:text-properties fo:font-size="14pt" style:font-size-asian="18pt" style:font-size-complex="18pt"/>
    </style:style>
    <style:style style:name="P10" style:family="paragraph">
      <style:paragraph-properties fo:text-align="center"/>
      <style:text-properties fo:font-size="14pt" style:font-size-asian="18pt" style:font-size-complex="18pt"/>
    </style:style>
    <style:style style:name="P11" style:family="paragraph">
      <style:paragraph-properties fo:text-align="start"/>
      <style:text-properties fo:font-size="10pt"/>
    </style:style>
    <style:style style:name="P12" style:family="paragraph">
      <style:paragraph-properties fo:text-align="start">
        <style:tab-stops>
          <style:tab-stop style:position="1.501cm"/>
        </style:tab-stops>
      </style:paragraph-properties>
      <style:text-properties fo:font-size="10pt"/>
    </style:style>
    <style:style style:name="P13" style:family="paragraph">
      <style:paragraph-properties fo:text-align="start"/>
      <style:text-properties fo:font-size="10pt" style:font-size-asian="10pt" style:font-size-complex="10pt"/>
    </style:style>
    <style:style style:name="P14" style:family="paragraph">
      <style:text-properties fo:font-size="18pt"/>
    </style:style>
    <style:style style:name="P15" style:family="paragraph">
      <loext:graphic-properties draw:fill="none" draw:fill-color="#ffffff"/>
      <style:text-properties fo:font-size="18pt"/>
    </style:style>
    <style:style style:name="P16" style:family="paragraph">
      <style:paragraph-properties fo:margin-left="0cm" fo:margin-right="0cm" fo:text-align="center" fo:text-indent="0cm"/>
      <style:text-properties fo:font-size="16pt"/>
    </style:style>
    <style:style style:name="P17" style:family="paragraph">
      <loext:graphic-properties draw:fill="none"/>
      <style:paragraph-properties fo:margin-left="0cm" fo:margin-right="0cm" fo:text-align="center" fo:text-indent="0cm"/>
      <style:text-properties style:font-name="Liberation Sans" fo:font-size="16pt" style:letter-kerning="true" style:font-name-asian="PingFang SC" style:font-size-asian="12pt" style:font-name-complex="Lucida Sans" style:font-size-complex="12pt"/>
    </style:style>
    <style:style style:name="P18" style:family="paragraph">
      <loext:graphic-properties draw:fill="none"/>
      <style:paragraph-properties fo:text-align="center"/>
      <style:text-properties fo:font-size="16pt" fo:background-color="#ffffff" style:font-size-asian="12pt" style:font-size-complex="12pt"/>
    </style:style>
    <style:style style:name="P19" style:family="paragraph">
      <style:paragraph-properties fo:text-align="center"/>
      <style:text-properties fo:font-size="16pt"/>
    </style:style>
    <style:style style:name="P20" style:family="paragraph">
      <loext:graphic-properties draw:fill="none" draw:fill-color="#ffffff"/>
      <style:paragraph-properties fo:text-align="center"/>
      <style:text-properties fo:font-size="16pt"/>
    </style:style>
    <style:style style:name="P21" style:family="paragraph">
      <loext:graphic-properties draw:fill="none"/>
      <style:paragraph-properties fo:text-align="center"/>
      <style:text-properties fo:font-size="16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text-shadow="none" fo:background-color="#ffffff" style:font-size-asian="12pt" style:font-size-complex="12pt"/>
    </style:style>
    <style:style style:name="T3" style:family="text">
      <style:text-properties fo:font-size="12pt" fo:background-color="#ffffff" style:font-size-asian="12pt" style:font-size-complex="12pt"/>
    </style:style>
    <style:style style:name="T4" style:family="text">
      <style:text-properties fo:font-size="14pt" style:font-size-asian="18pt" style:font-size-complex="18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style:font-name="Liberation Sans" fo:font-size="16pt" style:letter-kerning="true" style:font-name-asian="PingFang SC" style:font-size-asian="12pt" style:font-name-complex="Lucida Sans" style:font-size-complex="12pt"/>
    </style:style>
    <style:style style:name="T7" style:family="text">
      <style:text-properties fo:font-size="16pt" fo:background-color="#ffffff" style:font-size-asian="12pt" style:font-size-complex="12pt"/>
    </style:style>
    <style:style style:name="T8" style:family="text">
      <style:text-properties fo:font-size="24pt" style:font-size-asian="24pt" style:font-size-complex="24pt"/>
    </style:style>
    <style:style style:name="T9" style:family="text">
      <style:text-properties fo:font-size="16pt"/>
    </style:style>
    <style:style style:name="T10" style:family="text">
      <style:text-properties fo:font-size="16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5" draw:id="id5" draw:layer="layout" svg:width="4.001cm" svg:height="1.801cm" svg:x="12.698cm" svg:y="6.198cm">
          <text:p text:style-name="P1"><text:span text:style-name="T1">DCS 2602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" draw:id="id2" draw:layer="layout" svg:width="6.601cm" svg:height="1cm" svg:x="4.399cm" svg:y="13.199cm">
          <text:p text:style-name="P1"><text:span text:style-name="T1">PhyHWLink_Pri_Node_Output</text:span></text:p>
          <text:p text:style-name="P1"><text:span text:style-name="T1">2602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xml:id="id4" draw:id="id4" draw:layer="layout" svg:width="4.8cm" svg:height="0.601cm" svg:x="23.099cm" svg:y="9.199cm">
          <text:p text:style-name="P1"><text:span text:style-name="T1">UDP_Reflector 2700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xml:id="id1" draw:id="id1" draw:layer="layout" svg:width="4.501cm" svg:height="1cm" svg:x="4.798cm" svg:y="16.499cm">
          <text:p text:style-name="P1"><text:span text:style-name="T1">UDP_Test_Sender</text:span></text:p>
          <text:p text:style-name="P1"><text:span text:style-name="T1">26029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xml:id="id7" draw:id="id7" draw:layer="layout" svg:width="6.601cm" svg:height="1.1cm" svg:x="16.799cm" svg:y="10.999cm">
          <text:p text:style-name="P1"><text:span text:style-name="T1">PhyHWLink_Pri_Node_Input</text:span></text:p>
          <text:p text:style-name="P1"><text:span text:style-name="T1">2602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" xml:id="id6" draw:id="id6" draw:layer="layout" svg:width="8.001cm" svg:height="1cm" svg:x="16.499cm" svg:y="14.799cm">
          <text:p text:style-name="P1"><text:span text:style-name="T1">PhyHWLink_Arduino_Sender_Emulator</text:span></text:p>
          <text:p text:style-name="P1"><text:span text:style-name="T1">778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2" xml:id="id3" draw:id="id3" draw:layer="layout" svg:width="7.2cm" svg:height="1cm" svg:x="19.299cm" svg:y="17.699cm">
          <text:p text:style-name="P1"><text:span text:style-name="T1">PhyHWLink_Send_Query_To_Inputs</text:span></text:p>
          <text:p text:style-name="P1"><text:span text:style-name="T1">778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2" xml:id="id8" draw:id="id8" draw:layer="layout" svg:width="7.2cm" svg:height="1cm" svg:x="2.399cm" svg:y="6.299cm">
          <text:p text:style-name="P1"><text:span text:style-name="T1">PhyHWLink_DCS_Sender_Emulator</text:span></text:p>
          <text:p text:style-name="P1"><text:span text:style-name="T1">7789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4.001cm" svg:height="1.801cm" svg:x="6.198cm" svg:y="2.898cm">
          <text:p text:style-name="P1"><text:span text:style-name="T1">Wireshar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3" draw:layer="layout" draw:type="curve" svg:x1="7.048cm" svg:y1="16.499cm" svg:x2="7.699cm" svg:y2="14.199cm" draw:start-shape="id1" draw:start-glue-point="0" draw:end-shape="id2" draw:end-glue-point="2" svg:d="M7048 16499c0-1723 651-574 651-2300" svg:viewBox="0 0 652 2301">
          <text:p/>
        </draw:connector>
        <draw:connector draw:style-name="gr8" draw:text-style-name="P3" draw:layer="layout" draw:type="curve" svg:x1="26.499cm" svg:y1="18.199cm" svg:x2="25.499cm" svg:y2="9.8cm" draw:start-shape="id3" draw:start-glue-point="1" draw:end-shape="id4" draw:end-glue-point="2" svg:d="M26499 18199c753 0 628-2224 190-2843s-1190 369-1190-5556" svg:viewBox="0 0 1543 8400">
          <text:p/>
        </draw:connector>
        <draw:connector draw:style-name="gr8" draw:text-style-name="P3" draw:layer="layout" draw:type="curve" svg:x1="12.698cm" svg:y1="7.099cm" svg:x2="7.699cm" svg:y2="13.199cm" draw:start-shape="id5" draw:start-glue-point="6" draw:end-shape="id2" draw:end-glue-point="0" svg:d="M12698 7099c-3333 0-4999 2033-4999 6100" svg:viewBox="0 0 5000 6101">
          <text:p/>
        </draw:connector>
        <draw:connector draw:style-name="gr8" draw:text-style-name="P3" draw:layer="layout" draw:type="curve" svg:x1="22.899cm" svg:y1="17.699cm" svg:x2="20.499cm" svg:y2="15.799cm" draw:start-shape="id3" draw:start-glue-point="0" draw:end-shape="id6" draw:end-glue-point="2" svg:d="M22899 17699c0-1423-2400-474-2400-1900" svg:viewBox="0 0 2401 1901">
          <text:p/>
        </draw:connector>
        <draw:connector draw:style-name="gr8" draw:text-style-name="P3" draw:layer="layout" draw:type="curve" svg:x1="24.5cm" svg:y1="15.299cm" svg:x2="25.499cm" svg:y2="9.8cm" draw:start-shape="id6" draw:start-glue-point="1" draw:end-shape="id4" draw:end-glue-point="2" svg:d="M24500 15299c666 0 999-1833 999-5499" svg:viewBox="0 0 1000 5500">
          <text:p/>
        </draw:connector>
        <draw:connector draw:style-name="gr8" draw:text-style-name="P3" draw:layer="layout" draw:type="curve" svg:x1="16.799cm" svg:y1="11.549cm" svg:x2="16.113cm" svg:y2="7.736cm" draw:start-shape="id7" draw:start-glue-point="3" draw:end-shape="id5" draw:end-glue-point="9" svg:d="M16799 11549c-458 0-686-1271-686-3813" svg:viewBox="0 0 687 3814">
          <text:p/>
        </draw:connector>
        <draw:connector draw:style-name="gr8" draw:text-style-name="P3" draw:layer="layout" draw:type="curve" svg:x1="20.499cm" svg:y1="14.799cm" svg:x2="20.099cm" svg:y2="12.099cm" draw:start-shape="id6" draw:start-glue-point="0" draw:end-shape="id7" draw:end-glue-point="2" svg:d="M20499 14799c0-2023-400-674-400-2700" svg:viewBox="0 0 401 2701">
          <text:p/>
        </draw:connector>
        <draw:connector draw:style-name="gr8" draw:text-style-name="P3" draw:layer="layout" draw:type="curve" svg:x1="23.4cm" svg:y1="11.549cm" svg:x2="25.499cm" svg:y2="9.8cm" draw:start-shape="id7" draw:start-glue-point="1" draw:end-shape="id4" draw:end-glue-point="2" svg:d="M23400 11549c1400 0 2099-583 2099-1749" svg:viewBox="0 0 2100 1750">
          <text:p/>
        </draw:connector>
        <draw:connector draw:style-name="gr8" draw:text-style-name="P3" draw:layer="layout" draw:type="curve" svg:x1="5.999cm" svg:y1="7.299cm" svg:x2="7.699cm" svg:y2="13.199cm" draw:start-shape="id8" draw:start-glue-point="2" draw:end-shape="id2" draw:end-glue-point="0" svg:d="M5999 7299c0 4426 1700 1477 1700 5900" svg:viewBox="0 0 1701 5901">
          <text:p/>
        </draw:connector>
      </draw:page>
      <draw:page draw:name="page2" draw:style-name="dp1" draw:master-page-name="Default">
        <draw:custom-shape draw:style-name="gr4" draw:text-style-name="P2" xml:id="id15" draw:id="id15" draw:layer="layout" svg:width="4.501cm" svg:height="1cm" svg:x="6.698cm" svg:y="2.299cm">
          <text:p text:style-name="P1"><text:span text:style-name="T1">SimConnectExtract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3" draw:layer="layout" draw:type="curve" svg:x1="23.098cm" svg:y1="7.499cm" svg:x2="14.949cm" svg:y2="5.599cm" draw:start-shape="id9" draw:start-glue-point="0" draw:end-shape="id10" draw:end-glue-point="2" svg:d="M23098 7499c0-1425-8149-475-8149-1900" svg:viewBox="0 0 8150 1901">
          <text:p/>
        </draw:connector>
        <draw:custom-shape draw:style-name="gr9" draw:text-style-name="P2" xml:id="id16" draw:id="id16" draw:layer="layout" svg:width="3.2cm" svg:height="1cm" svg:x="2.998cm" svg:y="12.099cm">
          <text:p text:style-name="P1"><text:span text:style-name="T1">Control_P3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2" xml:id="id10" draw:id="id10" draw:layer="layout" svg:width="5.3cm" svg:height="0.801cm" svg:x="12.299cm" svg:y="4.798cm">
          <text:p text:style-name="P1"><text:span text:style-name="T1">PhyHW_Pri_Node_Outpu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14" draw:id="id14" draw:layer="layout" svg:width="6.601cm" svg:height="1cm" svg:x="3.599cm" svg:y="7.499cm">
          <text:p text:style-name="P1"><text:span text:style-name="T1">Prepar3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13" draw:id="id13" draw:layer="layout" svg:width="6.601cm" svg:height="1cm" svg:x="11.7cm" svg:y="7.499cm">
          <text:p text:style-name="P1"><text:span text:style-name="T1">DC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9" draw:id="id9" draw:layer="layout" svg:width="6.601cm" svg:height="1cm" svg:x="19.798cm" svg:y="7.499cm">
          <text:p text:style-name="P1"><text:span text:style-name="T1">Xplan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4" xml:id="id11" draw:id="id11" draw:layer="layout" svg:width="4.601cm" svg:height="1cm" svg:x="19.999cm" svg:y="3.499cm">
          <text:p text:style-name="P1"><text:span text:style-name="T1">pyHWLink_Seria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2" xml:id="id12" draw:id="id12" draw:layer="layout" svg:width="2.3cm" svg:height="0.801cm" svg:x="23.199cm" svg:y="1.599cm">
          <text:p text:style-name="P1"><text:span text:style-name="T1">GP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2" draw:layer="layout" draw:type="curve" svg:x1="22.299cm" svg:y1="3.499cm" svg:x2="24.349cm" svg:y2="2.4cm" draw:start-shape="id11" draw:start-glue-point="0" draw:end-shape="id12" draw:end-glue-point="8" svg:d="M22299 3499c0-825 2050-276 2050-1099" svg:viewBox="0 0 2051 1100">
          <text:p text:style-name="P5"><text:span text:style-name="T2">COM</text:span></text:p>
        </draw:connector>
        <draw:connector draw:style-name="gr8" draw:text-style-name="P3" draw:layer="layout" draw:type="curve" svg:x1="17.599cm" svg:y1="5.198cm" svg:x2="19.999cm" svg:y2="3.999cm" draw:start-shape="id10" draw:start-glue-point="1" draw:end-shape="id11" draw:end-glue-point="3" svg:d="M17599 5198c1800 0 600-1199 2400-1199" svg:viewBox="0 0 2401 1200">
          <text:p/>
        </draw:connector>
        <draw:connector draw:style-name="gr13" draw:text-style-name="P6" draw:layer="layout" draw:type="curve" svg:x1="15cm" svg:y1="7.499cm" svg:x2="14.949cm" svg:y2="5.599cm" draw:start-shape="id13" draw:start-glue-point="0" draw:end-shape="id10" draw:end-glue-point="2" svg:d="M15000 7499c0-1425-51-475-51-1900" svg:viewBox="0 0 52 1901">
          <text:p text:style-name="P5"><text:span text:style-name="T3">UDP</text:span></text:p>
        </draw:connector>
        <draw:connector draw:style-name="gr13" draw:text-style-name="P6" draw:layer="layout" draw:type="curve" svg:x1="6.899cm" svg:y1="7.499cm" svg:x2="8.948cm" svg:y2="3.299cm" draw:start-shape="id14" draw:start-glue-point="0" draw:end-shape="id15" draw:end-glue-point="2" svg:d="M6899 7499c0-3148 2049-1049 2049-4200" svg:viewBox="0 0 2050 4201">
          <text:p text:style-name="P5"><text:span text:style-name="T3">SimConnect</text:span></text:p>
        </draw:connector>
        <draw:connector draw:style-name="gr13" draw:text-style-name="P6" draw:layer="layout" draw:type="curve" svg:x1="11.199cm" svg:y1="2.799cm" svg:x2="14.949cm" svg:y2="4.798cm" draw:start-shape="id15" draw:start-glue-point="1" draw:end-shape="id10" draw:end-glue-point="0" svg:d="M11199 2799c2500 0 3750 666 3750 1999" svg:viewBox="0 0 3751 2000">
          <text:p text:style-name="P5"><text:span text:style-name="T3">UDP</text:span></text:p>
        </draw:connector>
        <draw:connector draw:style-name="gr13" draw:text-style-name="P6" draw:layer="layout" draw:type="curve" svg:x1="11.199cm" svg:y1="2.799cm" svg:x2="19.999cm" svg:y2="3.999cm" draw:start-shape="id15" draw:start-glue-point="1" draw:end-shape="id11" draw:end-glue-point="3" svg:d="M11199 2799c6600 0 2200 1200 8800 1200" svg:viewBox="0 0 8801 1201">
          <text:p text:style-name="P5"><text:span text:style-name="T3">UDP</text:span></text:p>
        </draw:connector>
        <draw:connector draw:style-name="gr13" draw:text-style-name="P6" draw:layer="layout" draw:type="curve" svg:x1="4.598cm" svg:y1="12.099cm" svg:x2="6.899cm" svg:y2="8.499cm" draw:start-shape="id16" draw:start-glue-point="0" draw:end-shape="id14" draw:end-glue-point="2" svg:d="M4598 12099c0-2698 2301-899 2301-3600" svg:viewBox="0 0 2302 3601">
          <text:p text:style-name="P5"><text:span text:style-name="T3">SimConnect</text:span></text:p>
        </draw:connector>
        <draw:custom-shape draw:style-name="gr9" draw:text-style-name="P2" xml:id="id19" draw:id="id19" draw:layer="layout" svg:width="3.2cm" svg:height="1cm" svg:x="24.298cm" svg:y="11.799cm">
          <text:p text:style-name="P1"><text:span text:style-name="T1">Control_Xplan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2" xml:id="id17" draw:id="id17" draw:layer="layout" svg:width="3.601cm" svg:height="0.801cm" svg:x="1.899cm" svg:y="5.198cm">
          <text:p text:style-name="P1"><text:span text:style-name="T1">ProSi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2" xml:id="id18" draw:id="id18" draw:layer="layout" svg:width="3.601cm" svg:height="0.801cm" svg:x="1.699cm" svg:y="2.999cm">
          <text:p text:style-name="P1"><text:span text:style-name="T1">ProSimSplit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3" draw:text-style-name="P6" draw:layer="layout" draw:type="curve" svg:x1="6.911cm" svg:y1="7.501cm" svg:x2="3.699cm" svg:y2="5.999cm" draw:end-shape="id17" draw:end-glue-point="2" svg:d="M6911 7501c0-750-3212 1-3212-1502" svg:viewBox="0 0 3213 1503">
          <text:p text:style-name="P5"><text:span text:style-name="T3">SimConnect</text:span></text:p>
        </draw:connector>
        <draw:connector draw:style-name="gr13" draw:text-style-name="P6" draw:layer="layout" draw:type="curve" svg:x1="3.699cm" svg:y1="5.198cm" svg:x2="3.499cm" svg:y2="3.8cm" draw:start-shape="id17" draw:start-glue-point="0" draw:end-shape="id18" draw:end-glue-point="2" svg:d="M3699 5198c0-1048-200-350-200-1398" svg:viewBox="0 0 201 1399">
          <text:p text:style-name="P5"><text:span text:style-name="T3">UDP</text:span></text:p>
        </draw:connector>
        <draw:connector draw:style-name="gr13" draw:text-style-name="P6" draw:layer="layout" draw:type="curve" svg:x1="25.898cm" svg:y1="11.799cm" svg:x2="23.098cm" svg:y2="8.499cm" draw:start-shape="id19" draw:start-glue-point="0" draw:end-shape="id9" draw:end-glue-point="2" svg:d="M25898 11799c0-2473-2800-824-2800-3300" svg:viewBox="0 0 2801 3301">
          <text:p text:style-name="P5"><text:span text:style-name="T3">UDP</text:span></text:p>
        </draw:connector>
        <draw:custom-shape draw:style-name="gr6" draw:text-style-name="P2" xml:id="id22" draw:id="id22" draw:layer="layout" svg:width="8.001cm" svg:height="1cm" svg:x="15.698cm" svg:y="15.199cm">
          <text:p text:style-name="P1"><text:span text:style-name="T1">PhyHWLink_Arduino_Sender_Emulat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2" xml:id="id23" draw:id="id23" draw:layer="layout" svg:width="7.2cm" svg:height="1cm" svg:x="15.299cm" svg:y="17.499cm">
          <text:p text:style-name="P1"><text:span text:style-name="T1">PhyHWLink_Send_Query_To_Inpu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xml:id="id20" draw:id="id20" draw:layer="layout" svg:width="6.601cm" svg:height="1.1cm" svg:x="13.198cm" svg:y="12.499cm">
          <text:p text:style-name="P1"><text:span text:style-name="T1">PhyHWLink_Pri_Node_Inpu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3" draw:text-style-name="P6" draw:layer="layout" draw:type="curve" svg:x1="19.799cm" svg:y1="13.049cm" svg:x2="24.298cm" svg:y2="12.299cm" draw:start-shape="id20" draw:end-shape="id19" draw:end-glue-point="3" svg:d="M19799 13049c3375 0 1126-750 4499-750" svg:viewBox="0 0 4500 751">
          <text:p text:style-name="P5"><text:span text:style-name="T3">UDP</text:span></text:p>
        </draw:connector>
        <draw:connector draw:style-name="gr13" draw:text-style-name="P6" draw:layer="layout" draw:type="curve" svg:x1="22.499cm" svg:y1="13.8cm" svg:x2="19.799cm" svg:y2="13.049cm" draw:start-shape="id21" draw:start-glue-point="6" draw:end-shape="id20" draw:end-glue-point="1" svg:d="M22499 13800c-2025 0-675-751-2700-751" svg:viewBox="0 0 2701 752">
          <text:p text:style-name="P5"><text:span text:style-name="T3">UDP</text:span></text:p>
        </draw:connector>
        <draw:connector draw:style-name="gr13" draw:text-style-name="P6" draw:layer="layout" draw:type="curve" svg:x1="19.698cm" svg:y1="15.199cm" svg:x2="16.498cm" svg:y2="13.599cm" draw:start-shape="id22" draw:start-glue-point="0" draw:end-shape="id20" draw:end-glue-point="2" svg:d="M19698 15199c0-1198-3200-399-3200-1600" svg:viewBox="0 0 3201 1601">
          <text:p text:style-name="P5"><text:span text:style-name="T3">UDP</text:span></text:p>
        </draw:connector>
        <draw:connector draw:style-name="gr13" draw:text-style-name="P6" draw:layer="layout" draw:type="curve" svg:x1="18.899cm" svg:y1="17.499cm" svg:x2="19.698cm" svg:y2="16.199cm" draw:start-shape="id23" draw:start-glue-point="0" draw:end-shape="id22" draw:end-glue-point="2" svg:d="M18899 17499c0-973 799-324 799-1300" svg:viewBox="0 0 800 1301">
          <text:p text:style-name="P5"><text:span text:style-name="T3">UDP</text:span></text:p>
        </draw:connector>
        <draw:custom-shape draw:style-name="gr12" draw:text-style-name="P2" xml:id="id21" draw:id="id21" draw:layer="layout" svg:width="2.3cm" svg:height="0.801cm" svg:x="22.499cm" svg:y="13.399cm">
          <text:p text:style-name="P1"><text:span text:style-name="T1">Arduin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xml:id="id24" draw:id="id24" draw:layer="layout" svg:width="6.3cm" svg:height="1cm" svg:x="9.299cm" svg:y="10.799cm">
          <text:p text:style-name="P1"><text:span text:style-name="T1">PhyHWLink_Keystroke_Send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3" draw:text-style-name="P6" draw:layer="layout" draw:type="curve" svg:x1="15.599cm" svg:y1="11.299cm" svg:x2="23.044cm" svg:y2="8.501cm" draw:start-shape="id24" draw:start-glue-point="1" svg:d="M15599 11299c5961 0 2239-2798 7445-2798" svg:viewBox="0 0 7446 2799">
          <text:p text:style-name="P5"><text:span text:style-name="T3"/></text:p>
          <text:p text:style-name="P5"><text:span text:style-name="T3">WinAPI</text:span></text:p>
        </draw:connector>
        <draw:connector draw:style-name="gr13" draw:text-style-name="P6" draw:layer="layout" draw:type="curve" svg:x1="12.449cm" svg:y1="10.799cm" svg:x2="15cm" svg:y2="8.499cm" draw:start-shape="id24" draw:start-glue-point="0" draw:end-shape="id13" draw:end-glue-point="2" svg:d="M12449 10799c0-1723 2551-574 2551-2300" svg:viewBox="0 0 2552 2301">
          <text:p text:style-name="P5"><text:span text:style-name="T3"/></text:p>
          <text:p text:style-name="P5"><text:span text:style-name="T3">WinAPI</text:span></text:p>
        </draw:connector>
        <draw:connector draw:style-name="gr13" draw:text-style-name="P6" draw:layer="layout" draw:type="curve" svg:x1="9.299cm" svg:y1="11.299cm" svg:x2="6.899cm" svg:y2="8.499cm" draw:start-shape="id24" draw:start-glue-point="3" draw:end-shape="id14" draw:end-glue-point="2" svg:d="M9299 11299c-1600 0-2400-933-2400-2800" svg:viewBox="0 0 2401 2801">
          <text:p text:style-name="P5"><text:span text:style-name="T3"/></text:p>
          <text:p text:style-name="P5"><text:span text:style-name="T3">WinAPI</text:span></text:p>
        </draw:connector>
        <draw:connector draw:style-name="gr13" draw:text-style-name="P6" draw:layer="layout" draw:type="curve" svg:x1="16.498cm" svg:y1="12.499cm" svg:x2="15cm" svg:y2="8.499cm" draw:start-shape="id20" draw:start-glue-point="0" draw:end-shape="id13" draw:end-glue-point="2" svg:d="M16498 12499c0-2998-1498-999-1498-4000" svg:viewBox="0 0 1499 4001">
          <text:p text:style-name="P5"><text:span text:style-name="T3">UDP</text:span></text:p>
        </draw:connector>
        <draw:custom-shape draw:style-name="gr16" draw:text-style-name="P2" xml:id="id25" draw:id="id25" draw:layer="layout" svg:width="5.501cm" svg:height="1cm" svg:x="5.798cm" svg:y="14.899cm">
          <text:p text:style-name="P1"><text:span text:style-name="T1">PhyHWLink_USB_Read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2" xml:id="id26" draw:id="id26" draw:layer="layout" svg:width="3.3cm" svg:height="0.801cm" svg:x="5.199cm" svg:y="17.799cm">
          <text:p text:style-name="P1"><text:span text:style-name="T1">Leo Bodna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6" draw:layer="layout" draw:type="curve" svg:x1="11.299cm" svg:y1="15.399cm" svg:x2="16.501cm" svg:y2="13.601cm" draw:start-shape="id25" draw:start-glue-point="1" svg:d="M11299 15399c4278 0 1677-1798 5202-1798" svg:viewBox="0 0 5203 1799">
          <text:p text:style-name="P5"><text:span text:style-name="T3">UDP</text:span></text:p>
        </draw:connector>
        <draw:connector draw:style-name="gr13" draw:text-style-name="P6" draw:layer="layout" draw:type="curve" svg:x1="6.849cm" svg:y1="17.799cm" svg:x2="8.548cm" svg:y2="15.899cm" draw:start-shape="id26" draw:start-glue-point="4" draw:end-shape="id25" draw:end-glue-point="2" svg:d="M6849 17799c0-1425 1699-475 1699-1900" svg:viewBox="0 0 1700 1901">
          <text:p text:style-name="P5"><text:span text:style-name="T3">USB</text:span></text:p>
        </draw:connector>
        <draw:connector draw:style-name="gr13" draw:text-style-name="P6" draw:layer="layout" draw:type="curve" svg:x1="13.198cm" svg:y1="13.049cm" svg:x2="12.449cm" svg:y2="11.799cm" draw:start-shape="id20" draw:start-glue-point="3" draw:end-shape="id24" draw:end-glue-point="2" svg:d="M13198 13049c-500 0-749-416-749-1250" svg:viewBox="0 0 750 1251">
          <text:p text:style-name="P5"><text:span text:style-name="T3">UDP</text:span></text:p>
        </draw:connector>
        <draw:connector draw:style-name="gr13" draw:text-style-name="P6" draw:layer="layout" draw:type="curve" svg:x1="15.299cm" svg:y1="17.999cm" svg:x2="8.548cm" svg:y2="15.899cm" draw:start-shape="id23" draw:start-glue-point="3" draw:end-shape="id25" draw:end-glue-point="2" svg:d="M15299 17999c-4501 0-6751-700-6751-2100" svg:viewBox="0 0 6752 2101">
          <text:p text:style-name="P5"><text:span text:style-name="T3">UDP</text:span></text:p>
        </draw:connector>
      </draw:page>
      <draw:page draw:name="page3" draw:style-name="dp1" draw:master-page-name="Default">
        <draw:custom-shape draw:style-name="gr18" draw:text-style-name="P9" xml:id="id27" draw:id="id27" draw:layer="layout" svg:width="6.101cm" svg:height="2.601cm" svg:x="2.298cm" svg:y="1.498cm">
          <text:p text:style-name="P7"><text:span text:style-name="T4">Setup</text:span></text:p>
          <text:p text:style-name="P7"><text:span text:style-name="T5">Calc cursor_multiplier</text:span></text:p>
          <text:p text:style-name="P7"><text:span text:style-name="T5">Calc thousands column</text:span></text:p>
          <text:p text:style-name="P8"><text:span text:style-name="T5"/></text:p>
          <draw:enhanced-geometry svg:viewBox="0 0 21600 21600" draw:type="rectangle" draw:enhanced-path="M 0 0 L 21600 0 21600 21600 0 21600 0 0 Z N"/>
        </draw:custom-shape>
        <draw:custom-shape draw:style-name="gr19" draw:text-style-name="P10" xml:id="id28" draw:id="id28" draw:layer="layout" svg:width="1.8cm" svg:height="0.901cm" svg:x="2.299cm" svg:y="4.598cm">
          <text:p text:style-name="P8"><text:span text:style-name="T4">Loop</text:span></text:p>
          <draw:enhanced-geometry svg:viewBox="0 0 21600 21600" draw:type="rectangle" draw:enhanced-path="M 0 0 L 21600 0 21600 21600 0 21600 0 0 Z N"/>
        </draw:custom-shape>
        <draw:custom-shape draw:style-name="gr20" draw:text-style-name="P10" xml:id="id29" draw:id="id29" draw:layer="layout" svg:width="4.001cm" svg:height="0.901cm" svg:x="2.298cm" svg:y="5.899cm">
          <text:p text:style-name="P8"><text:span text:style-name="T4">Check RX Char</text:span></text:p>
          <draw:enhanced-geometry svg:viewBox="0 0 21600 21600" draw:type="rectangle" draw:enhanced-path="M 0 0 L 21600 0 21600 21600 0 21600 0 0 Z N"/>
        </draw:custom-shape>
        <draw:connector draw:style-name="gr21" draw:text-style-name="P5" draw:layer="layout" svg:x1="5.348cm" svg:y1="4.099cm" svg:x2="3.199cm" svg:y2="4.598cm" draw:start-shape="id27" draw:start-glue-point="2" draw:end-shape="id28" draw:end-glue-point="0" svg:d="M5348 4099v249h-2149v250" svg:viewBox="0 0 2150 500">
          <text:p/>
        </draw:connector>
        <draw:connector draw:style-name="gr21" draw:text-style-name="P5" draw:layer="layout" svg:x1="3.199cm" svg:y1="5.499cm" svg:x2="4.298cm" svg:y2="5.899cm" draw:start-shape="id28" draw:start-glue-point="2" draw:end-shape="id29" draw:end-glue-point="0" svg:d="M3199 5499v199h1099v201" svg:viewBox="0 0 1100 401">
          <text:p/>
        </draw:connector>
        <draw:custom-shape draw:style-name="gr22" draw:text-style-name="P10" xml:id="id31" draw:id="id31" draw:layer="layout" svg:width="7.8cm" svg:height="0.701cm" svg:x="2.199cm" svg:y="8.998cm">
          <text:p text:style-name="P8"><text:span text:style-name="T4">LastAltitude = ThousandsCounter</text:span></text:p>
          <draw:enhanced-geometry svg:viewBox="0 0 21600 21600" draw:type="rectangle" draw:enhanced-path="M 0 0 L 21600 0 21600 21600 0 21600 0 0 Z N"/>
        </draw:custom-shape>
        <draw:custom-shape draw:style-name="gr20" draw:text-style-name="P10" xml:id="id30" draw:id="id30" draw:layer="layout" svg:width="4.001cm" svg:height="0.901cm" svg:x="2.399cm" svg:y="7.098cm">
          <text:p text:style-name="P8"><text:span text:style-name="T4">testtext()</text:span></text:p>
          <draw:enhanced-geometry svg:viewBox="0 0 21600 21600" draw:type="rectangle" draw:enhanced-path="M 0 0 L 21600 0 21600 21600 0 21600 0 0 Z N"/>
        </draw:custom-shape>
        <draw:connector draw:style-name="gr21" draw:text-style-name="P5" draw:layer="layout" svg:x1="4.298cm" svg:y1="6.8cm" svg:x2="4.399cm" svg:y2="7.098cm" draw:start-shape="id29" draw:start-glue-point="2" draw:end-shape="id30" draw:end-glue-point="0" svg:d="M4298 6800v148h101v150" svg:viewBox="0 0 102 299">
          <text:p/>
        </draw:connector>
        <draw:connector draw:style-name="gr21" draw:text-style-name="P5" draw:layer="layout" svg:x1="4.399cm" svg:y1="7.999cm" svg:x2="6.099cm" svg:y2="8.998cm" draw:start-shape="id30" draw:start-glue-point="2" draw:end-shape="id31" draw:end-glue-point="0" svg:d="M4399 7999v499h1700v500" svg:viewBox="0 0 1701 1000">
          <text:p/>
        </draw:connector>
        <draw:connector draw:style-name="gr23" draw:text-style-name="P5" draw:layer="layout" svg:x1="2.299cm" svg:y1="5.048cm" svg:x2="2.199cm" svg:y2="9.348cm" draw:start-shape="id28" draw:end-shape="id31" draw:end-glue-point="3" svg:d="M2299 5048h-601v4300h501" svg:viewBox="0 0 602 4301">
          <text:p/>
        </draw:connector>
        <draw:custom-shape draw:style-name="gr24" draw:text-style-name="P13" xml:id="id32" draw:id="id32" draw:layer="layout" svg:width="10.1cm" svg:height="6.9cm" svg:x="11.198cm" svg:y="1.999cm">
          <text:p text:style-name="P11"><text:span text:style-name="T5">Testtext()</text:span></text:p>
          <text:p text:style-name="P11"><text:span text:style-name="T5">Use Statics to set lastvalues</text:span></text:p>
          <text:p text:style-name="P11"><text:span text:style-name="T5">Check to see if anything has changed – if not exit</text:span></text:p>
          <text:p text:style-name="P11"><text:span text:style-name="T5">Calculate int values for ones, tens, hundreds, thousands</text:span></text:p>
          <text:p text:style-name="P11"><text:span text:style-name="T5">If thousands have changed or hundreds==9 &amp; tens==9</text:span></text:p>
          <text:p text:style-name="P12"><text:span text:style-name="T5"><text:s text:c="3"/></text:span><text:span text:style-name="T5">Last thousands = thousands</text:span></text:p>
          <text:p text:style-name="P12"><text:span text:style-name="T5"><text:s text:c="3"/></text:span><text:span text:style-name="T5">If thousands ==0 then draw hatch</text:span></text:p>
          <text:p text:style-name="P11"><text:span text:style-name="T5"><text:s text:c="6"/></text:span><text:span text:style-name="T5">Else</text:span></text:p>
          <text:p text:style-name="P11"><text:span text:style-name="T5"><text:s text:c="6"/></text:span><text:span text:style-name="T5">If hundreds==9 and tens == 9</text:span></text:p>
          <text:p text:style-name="P11"><text:span text:style-name="T5"><text:tab/></text:span></text:p>
          <text:p text:style-name="P11"><text:span text:style-name="T5"><text:tab/></text:span><text:span text:style-name="T5"> <text:s text:c="2"/></text:span></text:p>
          <draw:enhanced-geometry svg:viewBox="0 0 21600 21600" draw:type="rectangle" draw:enhanced-path="M 0 0 L 21600 0 21600 21600 0 21600 0 0 Z N"/>
        </draw:custom-shape>
        <draw:connector draw:style-name="gr8" draw:text-style-name="P3" draw:layer="layout" svg:x1="6.4cm" svg:y1="7.548cm" svg:x2="11.198cm" svg:y2="5.449cm" draw:start-shape="id30" draw:start-glue-point="1" draw:end-shape="id32" svg:d="M6400 7548h2399v-2099h2399" svg:viewBox="0 0 4799 2100">
          <text:p/>
        </draw:connector>
        <draw:custom-shape draw:style-name="gr25" draw:text-style-name="P13" xml:id="id33" draw:id="id33" draw:layer="layout" svg:width="10.1cm" svg:height="4cm" svg:x="11.299cm" svg:y="12.499cm">
          <text:p text:style-name="P11"><text:span text:style-name="T5">DrawHatch()</text:span></text:p>
          <text:p text:style-name="P11"><text:span text:style-name="T5"/></text:p>
          <draw:enhanced-geometry svg:viewBox="0 0 21600 21600" draw:type="rectangle" draw:enhanced-path="M 0 0 L 21600 0 21600 21600 0 21600 0 0 Z N"/>
        </draw:custom-shape>
        <draw:connector draw:style-name="gr8" draw:text-style-name="P3" draw:layer="layout" svg:x1="16.248cm" svg:y1="8.899cm" svg:x2="16.349cm" svg:y2="12.499cm" draw:start-shape="id32" draw:start-glue-point="2" draw:end-shape="id33" svg:d="M16248 8899v1800h101v1800" svg:viewBox="0 0 102 3601">
          <text:p/>
        </draw:connector>
      </draw:page>
      <draw:page draw:name="page4" draw:style-name="dp1" draw:master-page-name="Default">
        <draw:custom-shape draw:style-name="gr2" draw:text-style-name="P2" xml:id="id34" draw:id="id34" draw:layer="layout" svg:width="6.601cm" svg:height="1cm" svg:x="17.199cm" svg:y="5.999cm">
          <text:p text:style-name="P1"><text:span text:style-name="T1">Ethernet Switch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3" draw:text-style-name="P6" draw:layer="layout" draw:type="curve" svg:x1="20.499cm" svg:y1="5.999cm" svg:x2="20.466cm" svg:y2="4.296cm" draw:start-shape="id34" draw:start-glue-point="0" svg:d="M20499 5999c0-1653-33-802-33-1703" svg:viewBox="0 0 34 1704">
          <text:p text:style-name="P5"><text:span text:style-name="T3">To Sim</text:span></text:p>
        </draw:connector>
        <draw:custom-shape draw:style-name="gr26" draw:text-style-name="P2" xml:id="id35" draw:id="id35" draw:layer="layout" svg:width="4.2cm" svg:height="1.4cm" svg:x="4.21cm" svg:y="5.558cm">
          <text:p text:style-name="P1"><text:span text:style-name="T1">Left Arduino Input</text:span></text:p>
          <text:p text:style-name="P1"><text:span text:style-name="T1">172.16.1.10</text:span></text:p>
          <text:p text:style-name="P1"><text:span text:style-name="T1">Device ID: 0 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7" draw:text-style-name="P6" draw:layer="layout" draw:type="curve" svg:x1="8.41cm" svg:y1="6.258cm" svg:x2="17.199cm" svg:y2="6.499cm" draw:start-shape="id35" draw:start-glue-point="1" draw:end-shape="id34" draw:end-glue-point="3" svg:d="M8410 6258c6592 0 2198 241 8789 241" svg:viewBox="0 0 8790 242">
          <text:p text:style-name="P5"><text:span text:style-name="T3"/></text:p>
          <text:p text:style-name="P5"><text:span text:style-name="T3"/></text:p>
        </draw:connector>
        <draw:custom-shape draw:style-name="gr28" draw:text-style-name="P2" xml:id="id36" draw:id="id36" draw:layer="layout" svg:width="4.2cm" svg:height="1cm" svg:x="4.21cm" svg:y="7.787cm">
          <text:p text:style-name="P1"><text:span text:style-name="T1">Left Arduino Outpu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9" draw:text-style-name="P6" draw:layer="layout" draw:type="curve" svg:x1="8.41cm" svg:y1="8.287cm" svg:x2="17.199cm" svg:y2="6.499cm" draw:start-shape="id36" draw:start-glue-point="1" draw:end-shape="id34" draw:end-glue-point="3" svg:d="M8410 8287c6592 0 2198-1788 8789-1788" svg:viewBox="0 0 8790 1789">
          <text:p/>
        </draw:connector>
        <draw:frame draw:style-name="gr30" draw:text-style-name="P15" draw:layer="layout" svg:width="9.1cm" svg:height="2cm" svg:x="31.399cm" svg:y="26.199cm">
          <draw:text-box>
            <text:p text:style-name="P14">High Level Physical Layout</text:p>
          </draw:text-box>
        </draw:frame>
        <draw:custom-shape draw:style-name="gr31" draw:text-style-name="P2" xml:id="id41" draw:id="id41" draw:layer="layout" svg:width="4.001cm" svg:height="1.5cm" svg:x="18.398cm" svg:y="11.099cm">
          <text:p text:style-name="P1"><text:span text:style-name="T1">Raspberry Pi</text:span></text:p>
          <text:p text:style-name="P1"><text:span text:style-name="T1">172.16.1.2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2" xml:id="id40" draw:id="id40" draw:layer="layout" svg:width="4.2cm" svg:height="1.5cm" svg:x="22.899cm" svg:y="11.099cm">
          <text:p text:style-name="P1"><text:span text:style-name="T1">Front Arduino Output</text:span></text:p>
          <text:p text:style-name="P1"><text:span text:style-name="T1">172.16.1.2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2" xml:id="id38" draw:id="id38" draw:layer="layout" svg:width="4.2cm" svg:height="1cm" svg:x="32.218cm" svg:y="7.765cm">
          <text:p text:style-name="P1"><text:span text:style-name="T1">Right Arduino Outpu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7" draw:text-style-name="P6" draw:layer="layout" draw:type="curve" svg:x1="32.218cm" svg:y1="6.225cm" svg:x2="23.8cm" svg:y2="6.499cm" draw:start-shape="id37" draw:start-glue-point="3" draw:end-shape="id34" draw:end-glue-point="1" svg:d="M32218 6225c-6313 0-2105 274-8418 274" svg:viewBox="0 0 8419 275">
          <text:p text:style-name="P5"><text:span text:style-name="T3"/></text:p>
          <text:p text:style-name="P5"><text:span text:style-name="T3"/></text:p>
        </draw:connector>
        <draw:connector draw:style-name="gr29" draw:text-style-name="P6" draw:layer="layout" draw:type="curve" svg:x1="32.218cm" svg:y1="8.265cm" svg:x2="23.8cm" svg:y2="6.499cm" draw:start-shape="id38" draw:start-glue-point="3" draw:end-shape="id34" draw:end-glue-point="1" svg:d="M32218 8265c-6313 0-2105-1766-8418-1766" svg:viewBox="0 0 8419 1767">
          <text:p/>
        </draw:connector>
        <draw:connector draw:style-name="gr29" draw:text-style-name="P6" draw:layer="layout" draw:type="curve" svg:x1="20.499cm" svg:y1="6.999cm" svg:x2="15.347cm" svg:y2="11.045cm" draw:start-shape="id34" draw:start-glue-point="2" draw:end-shape="id39" draw:end-glue-point="0" svg:d="M20499 6999c0 3036-5152 1013-5152 4046" svg:viewBox="0 0 5153 4047">
          <text:p/>
        </draw:connector>
        <draw:connector draw:style-name="gr29" draw:text-style-name="P6" draw:layer="layout" draw:type="curve" svg:x1="20.5cm" svg:y1="7cm" svg:x2="24.999cm" svg:y2="11.099cm" draw:end-shape="id40" draw:end-glue-point="0" svg:d="M20500 7000c0 2698 4499 649 4499 4099" svg:viewBox="0 0 4500 4100">
          <text:p/>
        </draw:connector>
        <draw:connector draw:style-name="gr29" draw:text-style-name="P6" draw:layer="layout" draw:type="curve" svg:x1="20.5cm" svg:y1="7cm" svg:x2="20.398cm" svg:y2="11.099cm" draw:end-shape="id41" draw:end-glue-point="0" svg:d="M20500 7000c0 2698-102 649-102 4099" svg:viewBox="0 0 103 4100">
          <text:p/>
        </draw:connector>
        <draw:custom-shape draw:style-name="gr33" draw:text-style-name="P2" xml:id="id42" draw:id="id42" draw:layer="layout" svg:width="4.957cm" svg:height="1cm" svg:x="12.83cm" svg:y="13.84cm">
          <text:p text:style-name="P1"><text:span text:style-name="T1">Front Arduino Input PCB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2" xml:id="id44" draw:id="id44" draw:layer="layout" svg:width="4.2cm" svg:height="1cm" svg:x="7.049cm" svg:y="18.299cm">
          <text:p text:style-name="P1"><text:span text:style-name="T1">Panel PCB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4" draw:text-style-name="P5" draw:layer="layout" draw:type="curve" svg:x1="15.347cm" svg:y1="12.445cm" svg:x2="15.308cm" svg:y2="13.84cm" draw:start-shape="id39" draw:start-glue-point="2" draw:end-shape="id42" draw:end-glue-point="0" svg:d="M15347 12445c0 1047-39 350-39 1395" svg:viewBox="0 0 40 1396">
          <text:p/>
        </draw:connector>
        <draw:connector draw:style-name="gr21" draw:text-style-name="P5" draw:layer="layout" draw:type="curve" svg:x1="9.149cm" svg:y1="16.599cm" svg:x2="9.149cm" svg:y2="18.299cm" draw:start-shape="id43" draw:start-glue-point="2" draw:end-shape="id44" draw:end-glue-point="0" svg:d="M9149 16599v1700" svg:viewBox="0 0 1 1701">
          <text:p/>
        </draw:connector>
        <draw:custom-shape draw:style-name="gr35" draw:text-style-name="P2" xml:id="id45" draw:id="id45" draw:layer="layout" svg:width="5.25cm" svg:height="1cm" svg:x="22.374cm" svg:y="13.599cm">
          <text:p text:style-name="P1"><text:span text:style-name="T1">Front Arduino Output PCB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4" draw:text-style-name="P5" draw:layer="layout" draw:type="curve" svg:x1="24.999cm" svg:y1="12.599cm" svg:x2="24.999cm" svg:y2="13.599cm" draw:start-shape="id40" draw:start-glue-point="2" draw:end-shape="id45" draw:end-glue-point="0" svg:d="M24999 12599v1000" svg:viewBox="0 0 1 1001">
          <text:p/>
        </draw:connector>
        <draw:custom-shape draw:style-name="gr15" draw:text-style-name="P2" xml:id="id46" draw:id="id46" draw:layer="layout" svg:width="6.3cm" svg:height="1cm" svg:x="21.849cm" svg:y="17.199cm">
          <text:p text:style-name="P1"><text:span text:style-name="T1">Front Combined Output PCB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6" draw:text-style-name="P6" draw:layer="layout" draw:type="curve" svg:x1="27.624cm" svg:y1="14.099cm" svg:x2="28.149cm" svg:y2="17.699cm" draw:start-shape="id45" draw:start-glue-point="1" draw:end-shape="id46" draw:end-glue-point="1" svg:d="M27624 14099c1540 0 1278 3600 525 3600" svg:viewBox="0 0 1126 3601">
          <text:p text:style-name="P5"><text:span text:style-name="T3">Servo Breakout</text:span></text:p>
        </draw:connector>
        <draw:connector draw:style-name="gr36" draw:text-style-name="P6" draw:layer="layout" draw:type="curve" svg:x1="24.999cm" svg:y1="14.599cm" svg:x2="24.999cm" svg:y2="17.199cm" draw:start-shape="id45" draw:start-glue-point="2" draw:end-shape="id46" draw:end-glue-point="0" svg:d="M24999 14599v2600" svg:viewBox="0 0 1 2601">
          <text:p text:style-name="P5"><text:span text:style-name="T3">UN2003</text:span></text:p>
        </draw:connector>
        <draw:connector draw:style-name="gr36" draw:text-style-name="P6" draw:layer="layout" draw:type="curve" svg:x1="22.374cm" svg:y1="14.099cm" svg:x2="21.849cm" svg:y2="17.699cm" draw:start-shape="id45" draw:start-glue-point="3" draw:end-shape="id46" draw:end-glue-point="3" svg:d="M22374 14099c-1539 0-1276 3600-525 3600" svg:viewBox="0 0 1125 3601">
          <text:p text:style-name="P5"><text:span text:style-name="T3">Max7219</text:span></text:p>
        </draw:connector>
        <draw:connector draw:style-name="gr36" draw:text-style-name="P6" draw:layer="layout" draw:type="curve" svg:x1="21.849cm" svg:y1="17.699cm" svg:x2="11.249cm" svg:y2="18.799cm" draw:start-shape="id46" draw:start-glue-point="3" draw:end-shape="id44" draw:end-glue-point="1" svg:d="M21849 17699c-7948 0-2649 1100-10600 1100" svg:viewBox="0 0 10601 1101">
          <text:p text:style-name="P5"><text:span text:style-name="T3">LEDs</text:span></text:p>
        </draw:connector>
        <draw:connector draw:style-name="gr36" draw:text-style-name="P6" draw:layer="layout" draw:type="curve" svg:x1="24.999cm" svg:y1="18.199cm" svg:x2="9.149cm" svg:y2="19.299cm" draw:start-shape="id46" draw:start-glue-point="2" draw:end-shape="id44" draw:end-glue-point="2" svg:d="M24999 18199c0 2403-15850 1853-15850 1100" svg:viewBox="0 0 15851 1744">
          <text:p text:style-name="P5"><text:span text:style-name="T3">Servo to Spare Area (or direct to servo)</text:span></text:p>
        </draw:connector>
        <draw:connector draw:style-name="gr36" draw:text-style-name="P6" draw:layer="layout" draw:type="curve" draw:line-skew="2.604cm" svg:x1="24.999cm" svg:y1="18.199cm" svg:x2="9.149cm" svg:y2="19.299cm" draw:start-shape="id46" draw:start-glue-point="2" draw:end-shape="id44" draw:end-glue-point="2" svg:d="M24999 18199c0 6309-15850 5759-15850 1100" svg:viewBox="0 0 15851 4667">
          <text:p text:style-name="P5"><text:span text:style-name="T3">12V Lamp/Magnetic Switches to Spare Area</text:span></text:p>
        </draw:connector>
        <draw:custom-shape draw:style-name="gr37" draw:text-style-name="P2" xml:id="id48" draw:id="id48" draw:layer="layout" svg:width="6.001cm" svg:height="1cm" svg:x="29.198cm" svg:y="23.599cm">
          <text:p text:style-name="P1"><text:span text:style-name="T1">Back Lighting 12V PWM</text:span></text:p>
          <text:p text:style-name="P1"><text:span text:style-name="T1">Fron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2" xml:id="id51" draw:id="id51" draw:layer="layout" svg:width="6.9cm" svg:height="1cm" svg:x="30.299cm" svg:y="18.599cm">
          <text:p text:style-name="P1"><text:span text:style-name="T1">5V Servo (possibly Led) Supply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2" xml:id="id52" draw:id="id52" draw:layer="layout" svg:width="9.47cm" svg:height="1cm" svg:x="29.129cm" svg:y="21.153cm">
          <text:p text:style-name="P1"><text:span text:style-name="T1">12V Magnetic Switch <text:s/>(possibly Lamp) Supply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2" xml:id="id47" draw:id="id47" draw:layer="layout" svg:width="5.8cm" svg:height="1cm" svg:x="21.899cm" svg:y="23.499cm">
          <text:p text:style-name="P1"><text:span text:style-name="T1">Front PWM Distribu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2" xml:id="id49" draw:id="id49" draw:layer="layout" svg:width="5.8cm" svg:height="1cm" svg:x="21.899cm" svg:y="24.999cm">
          <text:p text:style-name="P1"><text:span text:style-name="T1">Left PWM Distribu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2" xml:id="id50" draw:id="id50" draw:layer="layout" svg:width="5.8cm" svg:height="1cm" svg:x="21.799cm" svg:y="26.399cm">
          <text:p text:style-name="P1"><text:span text:style-name="T1">Right PWM Distribu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1" draw:text-style-name="P6" draw:layer="layout" draw:type="curve" svg:x1="27.699cm" svg:y1="23.999cm" svg:x2="29.198cm" svg:y2="24.099cm" draw:start-shape="id47" draw:start-glue-point="1" draw:end-shape="id48" draw:end-glue-point="3" svg:d="M27699 23999c1123 0 374 100 1499 100" svg:viewBox="0 0 1500 101">
          <text:p/>
        </draw:connector>
        <draw:connector draw:style-name="gr41" draw:text-style-name="P6" draw:layer="layout" draw:type="curve" svg:x1="27.699cm" svg:y1="25.499cm" svg:x2="29.2cm" svg:y2="24.1cm" draw:start-shape="id49" draw:start-glue-point="1" svg:d="M27699 25499c1501 0 751-1399 1501-1399" svg:viewBox="0 0 1502 1400">
          <text:p/>
        </draw:connector>
        <draw:connector draw:style-name="gr41" draw:text-style-name="P6" draw:layer="layout" draw:type="curve" svg:x1="27.599cm" svg:y1="26.899cm" svg:x2="29.2cm" svg:y2="24.1cm" draw:start-shape="id50" draw:start-glue-point="1" svg:d="M27599 26899c1576 0 776-2799 1601-2799" svg:viewBox="0 0 1602 2800">
          <text:p/>
        </draw:connector>
        <draw:connector draw:style-name="gr42" draw:text-style-name="P6" draw:layer="layout" draw:type="curve" svg:x1="28.149cm" svg:y1="17.699cm" svg:x2="30.299cm" svg:y2="19.099cm" draw:start-shape="id46" draw:start-glue-point="1" draw:end-shape="id51" draw:end-glue-point="3" svg:d="M28149 17699c1614 0 539 1400 2150 1400" svg:viewBox="0 0 2151 1401">
          <text:p/>
        </draw:connector>
        <draw:connector draw:style-name="gr43" draw:text-style-name="P6" draw:layer="layout" draw:type="curve" svg:x1="28.149cm" svg:y1="17.699cm" svg:x2="29.129cm" svg:y2="21.653cm" draw:start-shape="id46" draw:start-glue-point="1" draw:end-shape="id52" draw:end-glue-point="3" svg:d="M28149 17699c753 0 503 1978 491 1978-11 0-262 1976 489 1976" svg:viewBox="0 0 981 3955">
          <text:p/>
        </draw:connector>
        <draw:connector draw:style-name="gr44" draw:text-style-name="P5" draw:layer="layout" draw:type="curve" svg:x1="9.149cm" svg:y1="19.299cm" svg:x2="21.899cm" svg:y2="23.999cm" draw:start-shape="id44" draw:start-glue-point="2" draw:end-shape="id47" draw:end-glue-point="3" svg:d="M9149 19299c0 3134 4250 4700 12750 4700" svg:viewBox="0 0 12751 4701">
          <text:p/>
        </draw:connector>
        <draw:custom-shape draw:style-name="gr45" draw:text-style-name="P2" xml:id="id53" draw:id="id53" draw:layer="layout" svg:width="5.432cm" svg:height="1cm" svg:x="31.602cm" svg:y="9.605cm">
          <text:p text:style-name="P1"><text:span text:style-name="T1">Right Arduino Output PCB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2" xml:id="id54" draw:id="id54" draw:layer="layout" svg:width="5.918cm" svg:height="1cm" svg:x="31.359cm" svg:y="11.443cm">
          <text:p text:style-name="P1"><text:span text:style-name="T1">Right Combined Output PCB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6" draw:text-style-name="P6" draw:layer="layout" draw:type="curve" svg:x1="37.034cm" svg:y1="10.105cm" svg:x2="37.277cm" svg:y2="11.943cm" draw:start-shape="id53" draw:start-glue-point="1" draw:end-shape="id54" draw:end-glue-point="1" svg:d="M37034 10105c1117 0 996 1838 243 1838" svg:viewBox="0 0 824 1839">
          <text:p text:style-name="P5"><text:span text:style-name="T3">Servo Breakout</text:span></text:p>
        </draw:connector>
        <draw:connector draw:style-name="gr36" draw:text-style-name="P6" draw:layer="layout" draw:type="curve" svg:x1="34.318cm" svg:y1="10.605cm" svg:x2="34.318cm" svg:y2="11.443cm" draw:start-shape="id53" draw:start-glue-point="2" draw:end-shape="id54" draw:end-glue-point="0" svg:d="M34318 10605v838" svg:viewBox="0 0 1 839">
          <text:p text:style-name="P5"><text:span text:style-name="T3">UN2003</text:span></text:p>
        </draw:connector>
        <draw:connector draw:style-name="gr36" draw:text-style-name="P6" draw:layer="layout" draw:type="curve" svg:x1="31.602cm" svg:y1="10.105cm" svg:x2="31.359cm" svg:y2="11.943cm" draw:start-shape="id53" draw:start-glue-point="3" draw:end-shape="id54" draw:end-glue-point="3" svg:d="M31602 10105c-1116 0-994 1838-243 1838" svg:viewBox="0 0 823 1839">
          <text:p text:style-name="P5"><text:span text:style-name="T3">Max7219</text:span></text:p>
        </draw:connector>
        <draw:custom-shape draw:style-name="gr28" draw:text-style-name="P2" xml:id="id55" draw:id="id55" draw:layer="layout" svg:width="4.2cm" svg:height="1cm" svg:x="4.21cm" svg:y="9.617cm">
          <text:p text:style-name="P1"><text:span text:style-name="T1">Arduino Output PCB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2" xml:id="id56" draw:id="id56" draw:layer="layout" svg:width="4.9cm" svg:height="1cm" svg:x="3.861cm" svg:y="11.443cm">
          <text:p text:style-name="P1"><text:span text:style-name="T1">Combined Output PCB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6" draw:text-style-name="P6" draw:layer="layout" draw:type="curve" svg:x1="8.41cm" svg:y1="10.117cm" svg:x2="8.761cm" svg:y2="11.943cm" draw:start-shape="id55" draw:start-glue-point="1" draw:end-shape="id56" draw:end-glue-point="1" svg:d="M8410 10117c1279 0 1104 1826 351 1826" svg:viewBox="0 0 940 1827">
          <text:p text:style-name="P5"><text:span text:style-name="T3">Servo Breakout</text:span></text:p>
        </draw:connector>
        <draw:connector draw:style-name="gr36" draw:text-style-name="P6" draw:layer="layout" draw:type="curve" svg:x1="6.31cm" svg:y1="10.617cm" svg:x2="6.311cm" svg:y2="11.443cm" draw:start-shape="id55" draw:start-glue-point="2" draw:end-shape="id56" draw:end-glue-point="0" svg:d="M6310 10617c0 621 1 208 1 826" svg:viewBox="0 0 2 827">
          <text:p text:style-name="P5"><text:span text:style-name="T3">UN2003</text:span></text:p>
        </draw:connector>
        <draw:connector draw:style-name="gr36" draw:text-style-name="P6" draw:layer="layout" draw:type="curve" svg:x1="4.21cm" svg:y1="10.117cm" svg:x2="3.861cm" svg:y2="11.943cm" draw:start-shape="id55" draw:start-glue-point="3" draw:end-shape="id56" draw:end-glue-point="3" svg:d="M4210 10117c-1275 0-1100 1826-349 1826" svg:viewBox="0 0 937 1827">
          <text:p text:style-name="P5"><text:span text:style-name="T3">Max7219</text:span></text:p>
        </draw:connector>
        <draw:custom-shape draw:style-name="gr48" draw:text-style-name="P2" xml:id="id57" draw:id="id57" draw:layer="layout" svg:width="5.601cm" svg:height="1cm" svg:x="3.51cm" svg:y="3.728cm">
          <text:p text:style-name="P1"><text:span text:style-name="T1">Left Arduino Input PCB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4" draw:text-style-name="P5" draw:layer="layout" draw:type="curve" svg:x1="6.31cm" svg:y1="5.558cm" svg:x2="6.31cm" svg:y2="4.728cm" draw:start-shape="id35" draw:start-glue-point="0" draw:end-shape="id57" draw:end-glue-point="2" svg:d="M6310 5558v-830" svg:viewBox="0 0 1 831">
          <text:p/>
        </draw:connector>
        <draw:custom-shape draw:style-name="gr49" draw:text-style-name="P2" xml:id="id58" draw:id="id58" draw:layer="layout" svg:width="5.391cm" svg:height="1.046cm" svg:x="31.623cm" svg:y="3.639cm">
          <text:p text:style-name="P1"><text:span text:style-name="T1">Right Arduino Input PCB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4" draw:text-style-name="P5" draw:layer="layout" draw:type="curve" svg:x1="34.318cm" svg:y1="5.525cm" svg:x2="34.318cm" svg:y2="4.685cm" draw:start-shape="id37" draw:start-glue-point="0" draw:end-shape="id58" draw:end-glue-point="2" svg:d="M34318 5525v-840" svg:viewBox="0 0 1 841">
          <text:p/>
        </draw:connector>
        <draw:custom-shape draw:style-name="gr28" draw:text-style-name="P2" xml:id="id60" draw:id="id60" draw:layer="layout" svg:width="4.2cm" svg:height="1cm" svg:x="4.21cm" svg:y="1.899cm">
          <text:p text:style-name="P1"><text:span text:style-name="T1"><text:s/></text:span><text:span text:style-name="T1">Left Input Dist PCB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2" xml:id="id59" draw:id="id59" draw:layer="layout" svg:width="4.2cm" svg:height="1cm" svg:x="32.218cm" svg:y="1.799cm">
          <text:p text:style-name="P1"><text:span text:style-name="T1"><text:s/></text:span><text:span text:style-name="T1">Right Input Dist PCB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2" xml:id="id43" draw:id="id43" draw:layer="layout" svg:width="4.2cm" svg:height="1cm" svg:x="7.049cm" svg:y="15.599cm">
          <text:p text:style-name="P1"><text:span text:style-name="T1"><text:s/></text:span><text:span text:style-name="T1">Front Input Dist PCB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0" draw:text-style-name="P5" draw:layer="layout" draw:type="curve" svg:x1="34.318cm" svg:y1="3.639cm" svg:x2="34.318cm" svg:y2="2.799cm" draw:start-shape="id58" draw:start-glue-point="0" draw:end-shape="id59" draw:end-glue-point="2" svg:d="M34318 3639v-840" svg:viewBox="0 0 1 841">
          <text:p/>
        </draw:connector>
        <draw:connector draw:style-name="gr50" draw:text-style-name="P5" draw:layer="layout" draw:type="curve" svg:x1="6.31cm" svg:y1="3.728cm" svg:x2="6.31cm" svg:y2="2.899cm" draw:start-shape="id57" draw:start-glue-point="0" draw:end-shape="id60" draw:end-glue-point="2" svg:d="M6310 3728v-829" svg:viewBox="0 0 1 830">
          <text:p/>
        </draw:connector>
        <draw:connector draw:style-name="gr50" draw:text-style-name="P5" draw:layer="layout" draw:type="curve" svg:x1="11.249cm" svg:y1="16.099cm" svg:x2="15.308cm" svg:y2="14.84cm" draw:start-shape="id43" draw:start-glue-point="1" draw:end-shape="id42" draw:end-glue-point="2" svg:d="M11249 16099c2706 0 4059-419 4059-1259" svg:viewBox="0 0 4060 1260">
          <text:p/>
        </draw:connector>
        <draw:connector draw:style-name="gr34" draw:text-style-name="P5" draw:layer="layout" draw:type="curve" svg:x1="34.318cm" svg:y1="8.765cm" svg:x2="34.318cm" svg:y2="9.605cm" draw:start-shape="id38" draw:start-glue-point="2" draw:end-shape="id53" draw:end-glue-point="0" svg:d="M34318 8765v840" svg:viewBox="0 0 1 841">
          <text:p/>
        </draw:connector>
        <draw:connector draw:style-name="gr34" draw:text-style-name="P5" draw:layer="layout" draw:type="curve" svg:x1="6.31cm" svg:y1="8.787cm" svg:x2="6.31cm" svg:y2="9.617cm" draw:start-shape="id36" draw:start-glue-point="2" draw:end-shape="id55" draw:end-glue-point="0" svg:d="M6310 8787v830" svg:viewBox="0 0 1 831">
          <text:p/>
        </draw:connector>
        <draw:custom-shape draw:style-name="gr26" draw:text-style-name="P2" xml:id="id37" draw:id="id37" draw:layer="layout" svg:width="4.2cm" svg:height="1.4cm" svg:x="32.218cm" svg:y="5.525cm">
          <text:p text:style-name="P1"><text:span text:style-name="T1">Right Arduino Input</text:span></text:p>
          <text:p text:style-name="P1"><text:span text:style-name="T1">172.16.1.12</text:span></text:p>
          <text:p text:style-name="P1"><text:span text:style-name="T1">Device ID: 2 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2" xml:id="id39" draw:id="id39" draw:layer="layout" svg:width="4.2cm" svg:height="1.4cm" svg:x="13.247cm" svg:y="11.045cm">
          <text:p text:style-name="P1"><text:span text:style-name="T1">Front Arduino Input</text:span></text:p>
          <text:p text:style-name="P1"><text:span text:style-name="T1">172.16.1.11</text:span></text:p>
          <text:p text:style-name="P1"><text:span text:style-name="T1">Device ID: 1 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5" draw:style-name="dp1" draw:master-page-name="Default">
        <draw:custom-shape draw:style-name="gr51" draw:text-style-name="P17" xml:id="id61" draw:id="id61" draw:layer="layout" svg:width="6cm" svg:height="2.999cm" svg:x="1.999cm" svg:y="6.6cm">
          <text:p text:style-name="P16"><text:span text:style-name="T6">Left Arduino Input</text:span></text:p>
          <text:p text:style-name="P16"><text:span text:style-name="T6">172.16.1.10</text:span></text:p>
          <text:p text:style-name="P16"><text:span text:style-name="T6">Device ID: 0 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2" draw:text-style-name="P18" draw:layer="layout" draw:type="curve" svg:x1="7.999cm" svg:y1="8.099cm" svg:x2="11.599cm" svg:y2="10.204cm" draw:start-shape="id61" draw:start-glue-point="1" draw:end-shape="id62" draw:end-glue-point="3" svg:d="M7999 8099c2701 0 902 2105 3600 2105" svg:viewBox="0 0 3601 2106">
          <text:p text:style-name="P5"><text:span text:style-name="T7"/></text:p>
          <text:p text:style-name="P5"><text:span text:style-name="T7"/></text:p>
        </draw:connector>
        <draw:frame draw:style-name="gr53" draw:text-style-name="P20" draw:layer="layout" svg:width="7cm" svg:height="1.195cm" svg:x="11.099cm" svg:y="1.809cm">
          <draw:text-box>
            <text:p text:style-name="P19"><text:span text:style-name="T8">IP</text:span><text:span text:style-name="T9"> </text:span><text:span text:style-name="T8">Addressing</text:span></text:p>
          </draw:text-box>
        </draw:frame>
        <draw:custom-shape draw:style-name="gr54" draw:text-style-name="P17" xml:id="id62" draw:id="id62" draw:layer="layout" svg:width="6cm" svg:height="2.789cm" svg:x="11.599cm" svg:y="8.81cm">
          <text:p text:style-name="P16"><text:span text:style-name="T6">Raspberry Pi</text:span></text:p>
          <text:p text:style-name="P16"><text:span text:style-name="T6">172.16.1.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2" draw:text-style-name="P18" draw:layer="layout" draw:type="curve" svg:x1="21.649cm" svg:y1="8.099cm" svg:x2="17.599cm" svg:y2="10.204cm" draw:start-shape="id63" draw:start-glue-point="3" draw:end-shape="id62" draw:end-glue-point="1" svg:d="M21649 8099c-3036 0-1011 2105-4050 2105" svg:viewBox="0 0 4051 2106">
          <text:p text:style-name="P5"><text:span text:style-name="T7"/></text:p>
          <text:p text:style-name="P5"><text:span text:style-name="T7"/></text:p>
        </draw:connector>
        <draw:connector draw:style-name="gr55" draw:text-style-name="P18" draw:layer="layout" draw:type="curve" svg:x1="21.649cm" svg:y1="12.554cm" svg:x2="17.599cm" svg:y2="10.204cm" draw:start-shape="id64" draw:start-glue-point="3" draw:end-shape="id62" draw:end-glue-point="1" svg:d="M21649 12554c-3036 0-1011-2350-4050-2350" svg:viewBox="0 0 4051 2351">
          <text:p/>
        </draw:connector>
        <draw:connector draw:style-name="gr55" draw:text-style-name="P18" draw:layer="layout" draw:type="curve" svg:x1="14.599cm" svg:y1="11.599cm" svg:x2="11.299cm" svg:y2="15cm" draw:start-shape="id62" draw:start-glue-point="2" draw:end-shape="id65" draw:end-glue-point="0" svg:d="M14599 11599c0 2550-3300 850-3300 3401" svg:viewBox="0 0 3301 3402">
          <text:p/>
        </draw:connector>
        <draw:connector draw:style-name="gr55" draw:text-style-name="P18" draw:layer="layout" draw:type="curve" svg:x1="14.599cm" svg:y1="11.599cm" svg:x2="18.999cm" svg:y2="15.345cm" draw:start-shape="id62" draw:start-glue-point="2" draw:end-shape="id66" draw:end-glue-point="0" svg:d="M14599 11599c0 2809 4400 937 4400 3746" svg:viewBox="0 0 4401 3747">
          <text:p/>
        </draw:connector>
        <draw:connector draw:style-name="gr55" draw:text-style-name="P18" draw:layer="layout" draw:type="curve" svg:x1="14.599cm" svg:y1="7.199cm" svg:x2="14.599cm" svg:y2="8.81cm" draw:start-shape="id67" draw:start-glue-point="2" draw:end-shape="id62" draw:end-glue-point="0" svg:d="M14599 7199v1611" svg:viewBox="0 0 1 1612">
          <text:p/>
        </draw:connector>
        <draw:custom-shape draw:style-name="gr56" draw:text-style-name="P17" xml:id="id65" draw:id="id65" draw:layer="layout" svg:width="6cm" svg:height="2.999cm" svg:x="8.299cm" svg:y="15cm">
          <text:p text:style-name="P16"><text:span text:style-name="T6">Front Arduino Input</text:span></text:p>
          <text:p text:style-name="P16"><text:span text:style-name="T6">172.16.1.11</text:span></text:p>
          <text:p text:style-name="P16"><text:span text:style-name="T6">Device ID: 1 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17" xml:id="id63" draw:id="id63" draw:layer="layout" svg:width="6cm" svg:height="2.999cm" svg:x="21.649cm" svg:y="6.6cm">
          <text:p text:style-name="P16"><text:span text:style-name="T6">Right Arduino Input</text:span></text:p>
          <text:p text:style-name="P16"><text:span text:style-name="T6">172.16.1.12</text:span></text:p>
          <text:p text:style-name="P16"><text:span text:style-name="T6">Device ID: 2 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700.0333222259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8" draw:text-style-name="P17" xml:id="id64" draw:id="id64" draw:layer="layout" svg:width="6cm" svg:height="2.309cm" svg:x="21.649cm" svg:y="11.4cm">
          <text:p text:style-name="P16"><text:span text:style-name="T6">Right Arduino Output</text:span></text:p>
          <text:p text:style-name="P16"><text:span text:style-name="T6">172.16.1.2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9" draw:text-style-name="P17" xml:id="id68" draw:id="id68" draw:layer="layout" svg:width="6cm" svg:height="2.309cm" svg:x="2.099cm" svg:y="11.4cm">
          <text:p text:style-name="P16"><text:span text:style-name="T6">Left Arduino Output</text:span></text:p>
          <text:p text:style-name="P16"><text:span text:style-name="T6">172.16.1.20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0" draw:text-style-name="P17" xml:id="id66" draw:id="id66" draw:layer="layout" svg:width="6cm" svg:height="2.309cm" svg:x="15.999cm" svg:y="15.345cm">
          <text:p text:style-name="P16"><text:span text:style-name="T6">Front Arduino Output</text:span></text:p>
          <text:p text:style-name="P16"><text:span text:style-name="T6">172.16.1.2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5" draw:text-style-name="P18" draw:layer="layout" draw:type="curve" svg:x1="11.599cm" svg:y1="10.204cm" svg:x2="8.099cm" svg:y2="12.554cm" draw:start-shape="id62" draw:start-glue-point="3" draw:end-shape="id68" draw:end-glue-point="1" svg:d="M11599 10204c-2625 0-875 2350-3500 2350" svg:viewBox="0 0 3501 2351">
          <text:p/>
        </draw:connector>
        <draw:custom-shape draw:style-name="gr61" draw:text-style-name="P21" xml:id="id67" draw:id="id67" draw:layer="layout" svg:width="6cm" svg:height="2.789cm" svg:x="11.599cm" svg:y="4.41cm">
          <text:p text:style-name="P19"><text:span text:style-name="T10">Sim PC</text:span></text:p>
          <text:p text:style-name="P19"><text:span text:style-name="T10">172.16.1.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2" draw:text-style-name="P15" draw:layer="layout" svg:width="7.7cm" svg:height="2.384cm" svg:x="1.199cm" svg:y="18.1cm">
          <draw:text-box>
            <text:p text:style-name="P14">Inputs – 172.16.1.10-17</text:p>
            <text:p text:style-name="P14">Outputs – 172.16.1.20-27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12T13:36:01.410550203</meta:creation-date>
    <dc:date>2020-03-28T14:31:14.177046119</dc:date>
    <meta:editing-duration>PT1H43M12S</meta:editing-duration>
    <meta:editing-cycles>21</meta:editing-cycles>
    <meta:generator>LibreOffice/6.1.5.2$MacOSX_X86_64 LibreOffice_project/90f8dcf33c87b3705e78202e3df5142b201bd805</meta:generator>
    <meta:print-date>2020-03-28T14:22:09.234215232</meta:print-date>
    <meta:document-statistic meta:object-count="154"/>
  </office:meta>
</office:document-meta>
</file>